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2" style:family="graphic" style:parent-style-name="standard">
      <style:graphic-properties draw:stroke="none" svg:stroke-color="#000000" draw:fill="none" draw:fill-color="#ffffff" fo:min-height="1.055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5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4" draw:id="id4" draw:layer="layout" svg:width="1.842cm" svg:height="1.843cm" svg:x="25.458cm" svg:y="4.6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cm" svg:height="1.305cm" svg:x="27.3cm" svg:y="5.1cm">
          <draw:text-box>
            <text:p><text:span text:style-name="T1">V</text:span><text:span text:style-name="T2">CC</text:span></text:p>
          </draw:text-box>
        </draw:frame>
        <draw:g xml:id="id6" draw:id="id6">
          <draw:line draw:style-name="gr3" draw:text-style-name="P3" draw:layer="layout" svg:x1="15.909cm" svg:y1="7cm" svg:x2="15.325cm" svg:y2="6.79cm">
            <text:p/>
          </draw:line>
          <draw:line draw:style-name="gr3" draw:text-style-name="P3" draw:layer="layout" svg:x1="16.473cm" svg:y1="6.335cm" svg:x2="15.327cm" svg:y2="6.794cm">
            <text:p/>
          </draw:line>
          <draw:line draw:style-name="gr3" draw:text-style-name="P3" draw:layer="layout" svg:x1="16.495cm" svg:y1="5.452cm" svg:x2="15.307cm" svg:y2="5.01cm">
            <text:p/>
          </draw:line>
          <draw:line draw:style-name="gr3" draw:text-style-name="P3" draw:layer="layout" svg:x1="16.5cm" svg:y1="6.357cm" svg:x2="15.312cm" svg:y2="5.915cm">
            <text:p/>
          </draw:line>
          <draw:line draw:style-name="gr3" draw:text-style-name="P3" draw:layer="layout" svg:x1="16.488cm" svg:y1="5.433cm" svg:x2="15.342cm" svg:y2="5.892cm">
            <text:p/>
          </draw:line>
          <draw:line draw:style-name="gr3" draw:text-style-name="P3" draw:layer="layout" svg:x1="16.446cm" svg:y1="4.54cm" svg:x2="15.3cm" svg:y2="4.999cm">
            <text:p/>
          </draw:line>
          <draw:line draw:style-name="gr3" draw:text-style-name="P3" draw:layer="layout" svg:x1="16.389cm" svg:y1="4.548cm" svg:x2="15.805cm" svg:y2="4.338cm">
            <text:p/>
          </draw:line>
        </draw:g>
        <draw:g xml:id="id5" draw:id="id5">
          <draw:custom-shape draw:style-name="gr4" draw:text-style-name="P4" draw:layer="layout" svg:width="5.013cm" svg:height="5.156cm" svg:x="13.4cm" svg:y="8.5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5" draw:text-style-name="P3" draw:layer="layout" svg:x1="14.653cm" svg:y1="9.859cm" svg:x2="14.653cm" svg:y2="12.366cm">
                <text:p/>
              </draw:line>
              <draw:line draw:style-name="gr5" draw:text-style-name="P3" draw:layer="layout" svg:x1="15.941cm" svg:y1="9.825cm" svg:x2="14.653cm" svg:y2="10.486cm">
                <text:p/>
              </draw:line>
              <draw:line draw:style-name="gr6" draw:text-style-name="P3" draw:layer="layout" svg:x1="15.941cm" svg:y1="12.386cm" svg:x2="14.653cm" svg:y2="11.725cm">
                <text:p/>
              </draw:line>
              <draw:line draw:style-name="gr5" draw:text-style-name="P3" draw:layer="layout" svg:x1="15.906cm" svg:y1="8.571cm" svg:x2="15.906cm" svg:y2="9.825cm">
                <text:p/>
              </draw:line>
              <draw:line draw:style-name="gr5" draw:text-style-name="P3" draw:layer="layout" svg:x1="15.906cm" svg:y1="12.371cm" svg:x2="15.906cm" svg:y2="13.625cm">
                <text:p/>
              </draw:line>
              <draw:line draw:style-name="gr5" draw:text-style-name="P3" draw:layer="layout" svg:x1="13.4cm" svg:y1="11.143cm" svg:x2="14.618cm" svg:y2="11.143cm">
                <text:p/>
              </draw:line>
            </draw:g>
          </draw:g>
        </draw:g>
        <draw:g xml:id="id2" draw:id="id2">
          <draw:line draw:style-name="gr3" draw:text-style-name="P3" draw:layer="layout" svg:x1="8.362cm" svg:y1="11.09cm" svg:x2="8.152cm" svg:y2="11.674cm">
            <text:p/>
          </draw:line>
          <draw:line draw:style-name="gr3" draw:text-style-name="P3" draw:layer="layout" svg:x1="7.697cm" svg:y1="10.528cm" svg:x2="8.156cm" svg:y2="11.674cm">
            <text:p/>
          </draw:line>
          <draw:line draw:style-name="gr3" draw:text-style-name="P3" draw:layer="layout" svg:x1="6.814cm" svg:y1="10.505cm" svg:x2="6.372cm" svg:y2="11.693cm">
            <text:p/>
          </draw:line>
          <draw:line draw:style-name="gr3" draw:text-style-name="P3" draw:layer="layout" svg:x1="7.719cm" svg:y1="10.5cm" svg:x2="7.277cm" svg:y2="11.688cm">
            <text:p/>
          </draw:line>
          <draw:line draw:style-name="gr3" draw:text-style-name="P3" draw:layer="layout" svg:x1="6.795cm" svg:y1="10.513cm" svg:x2="7.254cm" svg:y2="11.659cm">
            <text:p/>
          </draw:line>
          <draw:line draw:style-name="gr3" draw:text-style-name="P3" draw:layer="layout" svg:x1="5.902cm" svg:y1="10.554cm" svg:x2="6.361cm" svg:y2="11.7cm">
            <text:p/>
          </draw:line>
          <draw:line draw:style-name="gr3" draw:text-style-name="P3" draw:layer="layout" svg:x1="5.91cm" svg:y1="10.611cm" svg:x2="5.7cm" svg:y2="11.195cm">
            <text:p/>
          </draw:line>
        </draw:g>
        <draw:custom-shape draw:style-name="gr1" draw:text-style-name="P1" xml:id="id1" draw:id="id1" draw:layer="layout" svg:width="1.842cm" svg:height="1.843cm" svg:x="4.458cm" svg:y="11.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5.379cm" svg:y1="11.9cm" svg:x2="5.7cm" svg:y2="11.1cm" draw:start-shape="id1" draw:start-glue-point="4" draw:end-shape="id2" draw:end-glue-point="3" svg:d="M5379 11900v-800h321" svg:viewBox="0 0 322 801">
          <text:p/>
        </draw:connector>
        <draw:connector draw:style-name="gr7" draw:text-style-name="P5" draw:layer="layout" svg:x1="12.756cm" svg:y1="17.149cm" svg:x2="26.379cm" svg:y2="6.5cm" draw:start-shape="id3" draw:start-glue-point="3" draw:end-shape="id4" draw:end-glue-point="8" svg:d="M12756 17149h13623v-10649" svg:viewBox="0 0 13624 10650">
          <text:p/>
        </draw:connector>
        <draw:connector draw:style-name="gr7" draw:text-style-name="P5" draw:layer="layout" svg:x1="15.906cm" svg:y1="8.5cm" svg:x2="15.9cm" svg:y2="7cm" draw:start-shape="id5" draw:start-glue-point="0" draw:end-shape="id6" draw:end-glue-point="2" svg:d="M15906 8500v-725h-6v-775" svg:viewBox="0 0 7 1501">
          <text:p/>
        </draw:connector>
        <draw:connector draw:style-name="gr7" draw:text-style-name="P5" draw:layer="layout" draw:line-skew="-2.788cm" svg:x1="15.9cm" svg:y1="4.338cm" svg:x2="26.379cm" svg:y2="4.657cm" draw:start-shape="id6" draw:start-glue-point="0" draw:end-shape="id4" draw:end-glue-point="4" svg:d="M15900 4338v-3338h10479v3657" svg:viewBox="0 0 10480 3658">
          <text:p/>
        </draw:connector>
        <draw:frame draw:style-name="gr2" draw:text-style-name="P2" draw:layer="layout" svg:width="1.5cm" svg:height="1.305cm" svg:x="3.1cm" svg:y="12.2cm">
          <draw:text-box>
            <text:p><text:span text:style-name="T1">V</text:span><text:span text:style-name="T2">in</text:span></text:p>
          </draw:text-box>
        </draw:frame>
        <draw:g xml:id="id9" draw:id="id9">
          <draw:line draw:style-name="gr3" draw:text-style-name="P3" draw:layer="layout" svg:x1="25.807cm" svg:y1="18.957cm" svg:x2="21.8cm" svg:y2="18.982cm">
            <text:p/>
          </draw:line>
          <draw:line draw:style-name="gr3" draw:text-style-name="P3" draw:layer="layout" svg:x1="25.809cm" svg:y1="18.943cm" svg:x2="21.802cm" svg:y2="18.968cm">
            <text:p/>
          </draw:line>
          <draw:line draw:style-name="gr3" draw:text-style-name="P3" draw:layer="layout" svg:x1="22.894cm" svg:y1="19.511cm" svg:x2="24.885cm" svg:y2="19.511cm">
            <text:p/>
          </draw:line>
          <draw:line draw:style-name="gr3" draw:text-style-name="P3" draw:layer="layout" svg:x1="23.432cm" svg:y1="19.985cm" svg:x2="24.389cm" svg:y2="19.985cm">
            <text:p/>
          </draw:line>
          <draw:line draw:style-name="gr3" draw:text-style-name="P3" draw:layer="layout" svg:x1="23.856cm" svg:y1="18.923cm" svg:x2="23.872cm" svg:y2="17.7cm">
            <text:p/>
          </draw:line>
        </draw:g>
        <draw:frame draw:style-name="gr2" draw:text-style-name="P2" draw:layer="layout" svg:width="1.5cm" svg:height="1.305cm" svg:x="13.9cm" svg:y="5cm">
          <draw:text-box>
            <text:p><text:span text:style-name="T1">R</text:span><text:span text:style-name="T2">C</text:span></text:p>
          </draw:text-box>
        </draw:frame>
        <draw:g xml:id="id7" draw:id="id7">
          <draw:line draw:style-name="gr3" draw:text-style-name="P3" draw:layer="layout" svg:x1="16.009cm" svg:y1="16.8cm" svg:x2="15.425cm" svg:y2="16.59cm">
            <text:p/>
          </draw:line>
          <draw:line draw:style-name="gr3" draw:text-style-name="P3" draw:layer="layout" svg:x1="16.573cm" svg:y1="16.135cm" svg:x2="15.427cm" svg:y2="16.594cm">
            <text:p/>
          </draw:line>
          <draw:line draw:style-name="gr3" draw:text-style-name="P3" draw:layer="layout" svg:x1="16.595cm" svg:y1="15.252cm" svg:x2="15.407cm" svg:y2="14.81cm">
            <text:p/>
          </draw:line>
          <draw:line draw:style-name="gr3" draw:text-style-name="P3" draw:layer="layout" svg:x1="16.6cm" svg:y1="16.157cm" svg:x2="15.412cm" svg:y2="15.715cm">
            <text:p/>
          </draw:line>
          <draw:line draw:style-name="gr3" draw:text-style-name="P3" draw:layer="layout" svg:x1="16.588cm" svg:y1="15.233cm" svg:x2="15.442cm" svg:y2="15.692cm">
            <text:p/>
          </draw:line>
          <draw:line draw:style-name="gr3" draw:text-style-name="P3" draw:layer="layout" svg:x1="16.546cm" svg:y1="14.34cm" svg:x2="15.4cm" svg:y2="14.799cm">
            <text:p/>
          </draw:line>
          <draw:line draw:style-name="gr3" draw:text-style-name="P3" draw:layer="layout" svg:x1="16.489cm" svg:y1="14.348cm" svg:x2="15.905cm" svg:y2="14.138cm">
            <text:p/>
          </draw:line>
        </draw:g>
        <draw:frame draw:style-name="gr2" draw:text-style-name="P2" draw:layer="layout" svg:width="1.5cm" svg:height="1.305cm" svg:x="14cm" svg:y="14.7cm">
          <draw:text-box>
            <text:p><text:span text:style-name="T1">R</text:span><text:span text:style-name="T2">E</text:span></text:p>
          </draw:text-box>
        </draw:frame>
        <draw:g xml:id="id8" draw:id="id8">
          <draw:line draw:style-name="gr3" draw:text-style-name="P3" draw:layer="layout" svg:x1="17.9cm" svg:y1="14.771cm" svg:x2="19.4cm" svg:y2="14.771cm">
            <text:p/>
          </draw:line>
          <draw:line draw:style-name="gr3" draw:text-style-name="P3" draw:layer="layout" svg:x1="17.9cm" svg:y1="14.771cm" svg:x2="19.4cm" svg:y2="14.771cm">
            <text:p/>
          </draw:line>
          <draw:line draw:style-name="gr3" draw:text-style-name="P3" draw:layer="layout" svg:x1="17.9cm" svg:y1="15.421cm" svg:x2="19.4cm" svg:y2="15.421cm">
            <text:p/>
          </draw:line>
          <draw:line draw:style-name="gr3" draw:text-style-name="P3" draw:layer="layout" svg:x1="18.64cm" svg:y1="16.3cm" svg:x2="18.652cm" svg:y2="15.416cm">
            <text:p/>
          </draw:line>
          <draw:line draw:style-name="gr3" draw:text-style-name="P3" draw:layer="layout" svg:x1="18.64cm" svg:y1="14.784cm" svg:x2="18.652cm" svg:y2="13.9cm">
            <text:p/>
          </draw:line>
        </draw:g>
        <draw:connector draw:style-name="gr7" draw:text-style-name="P5" draw:layer="layout" svg:x1="15.906cm" svg:y1="13.656cm" svg:x2="16cm" svg:y2="14.138cm" draw:start-shape="id5" draw:start-glue-point="2" draw:end-shape="id7" draw:end-glue-point="0" svg:d="M15906 13656v226h94v256" svg:viewBox="0 0 95 483">
          <text:p/>
        </draw:connector>
        <draw:connector draw:style-name="gr7" draw:text-style-name="P5" draw:layer="layout" svg:x1="15.906cm" svg:y1="13.656cm" svg:x2="18.65cm" svg:y2="13.9cm" draw:start-shape="id5" draw:start-glue-point="2" draw:end-shape="id8" draw:end-glue-point="0" svg:d="M15906 13656v107h2744v137" svg:viewBox="0 0 2745 245">
          <text:p/>
        </draw:connector>
        <draw:connector draw:style-name="gr7" draw:text-style-name="P5" draw:layer="layout" draw:line-skew="-0.25cm -3.2cm" svg:x1="16cm" svg:y1="16.8cm" svg:x2="23.804cm" svg:y2="17.7cm" draw:start-shape="id7" draw:start-glue-point="2" draw:end-shape="id9" draw:end-glue-point="0" svg:d="M16000 16800v300 50h7804v550" svg:viewBox="0 0 7805 901">
          <text:p/>
        </draw:connector>
        <draw:connector draw:style-name="gr7" draw:text-style-name="P5" draw:layer="layout" svg:x1="18.65cm" svg:y1="16.3cm" svg:x2="18.673cm" svg:y2="17.141cm" draw:start-shape="id8" draw:start-glue-point="2" svg:d="M18650 16300v696h23v145" svg:viewBox="0 0 24 842">
          <text:p/>
        </draw:connector>
        <draw:frame draw:style-name="gr2" draw:text-style-name="P2" draw:layer="layout" svg:width="1.5cm" svg:height="1.305cm" svg:x="19.4cm" svg:y="14.496cm">
          <draw:text-box>
            <text:p><text:span text:style-name="T1">C</text:span><text:span text:style-name="T2">B</text:span></text:p>
          </draw:text-box>
        </draw:frame>
        <draw:g xml:id="id10" draw:id="id10">
          <draw:line draw:style-name="gr3" draw:text-style-name="P3" draw:layer="layout" svg:x1="12.709cm" svg:y1="7.6cm" svg:x2="12.125cm" svg:y2="7.39cm">
            <text:p/>
          </draw:line>
          <draw:line draw:style-name="gr3" draw:text-style-name="P3" draw:layer="layout" svg:x1="13.273cm" svg:y1="6.935cm" svg:x2="12.127cm" svg:y2="7.394cm">
            <text:p/>
          </draw:line>
          <draw:line draw:style-name="gr3" draw:text-style-name="P3" draw:layer="layout" svg:x1="13.295cm" svg:y1="6.052cm" svg:x2="12.107cm" svg:y2="5.61cm">
            <text:p/>
          </draw:line>
          <draw:line draw:style-name="gr3" draw:text-style-name="P3" draw:layer="layout" svg:x1="13.3cm" svg:y1="6.957cm" svg:x2="12.112cm" svg:y2="6.515cm">
            <text:p/>
          </draw:line>
          <draw:line draw:style-name="gr3" draw:text-style-name="P3" draw:layer="layout" svg:x1="13.288cm" svg:y1="6.033cm" svg:x2="12.142cm" svg:y2="6.492cm">
            <text:p/>
          </draw:line>
          <draw:line draw:style-name="gr3" draw:text-style-name="P3" draw:layer="layout" svg:x1="13.246cm" svg:y1="5.14cm" svg:x2="12.1cm" svg:y2="5.599cm">
            <text:p/>
          </draw:line>
          <draw:line draw:style-name="gr3" draw:text-style-name="P3" draw:layer="layout" svg:x1="13.189cm" svg:y1="5.148cm" svg:x2="12.605cm" svg:y2="4.938cm">
            <text:p/>
          </draw:line>
        </draw:g>
        <draw:connector draw:style-name="gr7" draw:text-style-name="P5" draw:layer="layout" draw:line-skew="-3.106cm" svg:x1="12.7cm" svg:y1="4.938cm" svg:x2="15.947cm" svg:y2="3.823cm" draw:start-shape="id10" draw:start-glue-point="0" svg:d="M12700 4938v-3938h3247v2823" svg:viewBox="0 0 3248 3939">
          <text:p/>
        </draw:connector>
        <draw:frame draw:style-name="gr2" draw:text-style-name="P2" draw:layer="layout" svg:width="1.5cm" svg:height="1.305cm" svg:x="10.7cm" svg:y="5.501cm">
          <draw:text-box>
            <text:p><text:span text:style-name="T1">R</text:span><text:span text:style-name="T2">1</text:span></text:p>
          </draw:text-box>
        </draw:frame>
        <draw:g xml:id="id11" draw:id="id11">
          <draw:line draw:style-name="gr3" draw:text-style-name="P3" draw:layer="layout" svg:x1="12.709cm" svg:y1="15.2cm" svg:x2="12.125cm" svg:y2="14.99cm">
            <text:p/>
          </draw:line>
          <draw:line draw:style-name="gr3" draw:text-style-name="P3" draw:layer="layout" svg:x1="13.273cm" svg:y1="14.535cm" svg:x2="12.127cm" svg:y2="14.994cm">
            <text:p/>
          </draw:line>
          <draw:line draw:style-name="gr3" draw:text-style-name="P3" draw:layer="layout" svg:x1="13.295cm" svg:y1="13.652cm" svg:x2="12.107cm" svg:y2="13.21cm">
            <text:p/>
          </draw:line>
          <draw:line draw:style-name="gr3" draw:text-style-name="P3" draw:layer="layout" svg:x1="13.3cm" svg:y1="14.557cm" svg:x2="12.112cm" svg:y2="14.115cm">
            <text:p/>
          </draw:line>
          <draw:line draw:style-name="gr3" draw:text-style-name="P3" draw:layer="layout" svg:x1="13.288cm" svg:y1="13.633cm" svg:x2="12.142cm" svg:y2="14.092cm">
            <text:p/>
          </draw:line>
          <draw:line draw:style-name="gr3" draw:text-style-name="P3" draw:layer="layout" svg:x1="13.246cm" svg:y1="12.74cm" svg:x2="12.1cm" svg:y2="13.199cm">
            <text:p/>
          </draw:line>
          <draw:line draw:style-name="gr3" draw:text-style-name="P3" draw:layer="layout" svg:x1="13.189cm" svg:y1="12.748cm" svg:x2="12.605cm" svg:y2="12.538cm">
            <text:p/>
          </draw:line>
        </draw:g>
        <draw:connector draw:style-name="gr7" draw:text-style-name="P5" xml:id="id3" draw:id="id3" draw:layer="layout" svg:x1="12.7cm" svg:y1="15.2cm" svg:x2="12.756cm" svg:y2="17.149cm" draw:start-shape="id11" draw:start-glue-point="2" svg:d="M12700 15200v1250h56v699" svg:viewBox="0 0 57 1950">
          <text:p/>
        </draw:connector>
        <draw:frame draw:style-name="gr2" draw:text-style-name="P2" draw:layer="layout" svg:width="1.5cm" svg:height="1.305cm" svg:x="6.3cm" svg:y="9.1cm">
          <draw:text-box>
            <text:p><text:span text:style-name="T1">R</text:span><text:span text:style-name="T2">in</text:span></text:p>
          </draw:text-box>
        </draw:frame>
        <draw:g xml:id="id12" draw:id="id12">
          <draw:line draw:style-name="gr3" draw:text-style-name="P3" draw:layer="layout" svg:x1="9.921cm" svg:y1="11.85cm" svg:x2="9.921cm" svg:y2="10.35cm">
            <text:p/>
          </draw:line>
          <draw:line draw:style-name="gr3" draw:text-style-name="P3" draw:layer="layout" svg:x1="9.921cm" svg:y1="11.85cm" svg:x2="9.921cm" svg:y2="10.35cm">
            <text:p/>
          </draw:line>
          <draw:line draw:style-name="gr3" draw:text-style-name="P3" draw:layer="layout" svg:x1="10.571cm" svg:y1="11.85cm" svg:x2="10.571cm" svg:y2="10.35cm">
            <text:p/>
          </draw:line>
          <draw:line draw:style-name="gr3" draw:text-style-name="P3" draw:layer="layout" svg:x1="11.45cm" svg:y1="11.11cm" svg:x2="10.566cm" svg:y2="11.098cm">
            <text:p/>
          </draw:line>
          <draw:line draw:style-name="gr3" draw:text-style-name="P3" draw:layer="layout" svg:x1="9.934cm" svg:y1="11.11cm" svg:x2="9.05cm" svg:y2="11.098cm">
            <text:p/>
          </draw:line>
        </draw:g>
        <draw:connector draw:style-name="gr7" draw:text-style-name="P5" draw:layer="layout" svg:x1="8.362cm" svg:y1="11.1cm" svg:x2="9.05cm" svg:y2="11.1cm" draw:start-shape="id2" draw:start-glue-point="1" draw:end-shape="id12" draw:end-glue-point="3" svg:d="M8362 11100h688" svg:viewBox="0 0 689 1">
          <text:p/>
        </draw:connector>
        <draw:connector draw:style-name="gr7" draw:text-style-name="P5" draw:layer="layout" svg:x1="11.45cm" svg:y1="11.1cm" svg:x2="13.4cm" svg:y2="11.078cm" draw:start-shape="id12" draw:start-glue-point="1" draw:end-shape="id5" svg:d="M11450 11100h975v-22h975" svg:viewBox="0 0 1951 23">
          <text:p/>
        </draw:connector>
        <draw:connector draw:style-name="gr7" draw:text-style-name="P5" draw:layer="layout" svg:x1="12.7cm" svg:y1="7.6cm" svg:x2="12.7cm" svg:y2="12.538cm" draw:start-shape="id10" draw:start-glue-point="2" draw:end-shape="id11" draw:end-glue-point="0" svg:d="M12700 7600v4938" svg:viewBox="0 0 1 4939">
          <text:p/>
        </draw:connector>
        <draw:frame draw:style-name="gr2" draw:text-style-name="P2" draw:layer="layout" svg:width="1.5cm" svg:height="1.305cm" svg:x="10.8cm" svg:y="13.296cm">
          <draw:text-box>
            <text:p><text:span text:style-name="T1">R</text:span><text:span text:style-name="T2">2</text:span></text:p>
          </draw:text-box>
        </draw:frame>
        <draw:frame draw:style-name="gr2" draw:text-style-name="P2" draw:layer="layout" svg:width="1.5cm" svg:height="1.305cm" svg:x="9.4cm" svg:y="9.095cm">
          <draw:text-box>
            <text:p><text:span text:style-name="T1">C</text:span><text:span text:style-name="T2">i</text:span></text:p>
          </draw:text-box>
        </draw:frame>
        <draw:g xml:id="id13" draw:id="id13">
          <draw:line draw:style-name="gr3" draw:text-style-name="P3" draw:layer="layout" svg:x1="18.409cm" svg:y1="4.8cm" svg:x2="17.825cm" svg:y2="4.59cm">
            <text:p/>
          </draw:line>
          <draw:line draw:style-name="gr3" draw:text-style-name="P3" draw:layer="layout" svg:x1="18.973cm" svg:y1="4.135cm" svg:x2="17.827cm" svg:y2="4.594cm">
            <text:p/>
          </draw:line>
          <draw:line draw:style-name="gr3" draw:text-style-name="P3" draw:layer="layout" svg:x1="18.995cm" svg:y1="3.252cm" svg:x2="17.807cm" svg:y2="2.81cm">
            <text:p/>
          </draw:line>
          <draw:line draw:style-name="gr3" draw:text-style-name="P3" draw:layer="layout" svg:x1="19cm" svg:y1="4.157cm" svg:x2="17.812cm" svg:y2="3.715cm">
            <text:p/>
          </draw:line>
          <draw:line draw:style-name="gr3" draw:text-style-name="P3" draw:layer="layout" svg:x1="18.988cm" svg:y1="3.233cm" svg:x2="17.842cm" svg:y2="3.692cm">
            <text:p/>
          </draw:line>
          <draw:line draw:style-name="gr3" draw:text-style-name="P3" draw:layer="layout" svg:x1="18.946cm" svg:y1="2.34cm" svg:x2="17.8cm" svg:y2="2.799cm">
            <text:p/>
          </draw:line>
          <draw:line draw:style-name="gr3" draw:text-style-name="P3" draw:layer="layout" svg:x1="18.889cm" svg:y1="2.348cm" svg:x2="18.305cm" svg:y2="2.138cm">
            <text:p/>
          </draw:line>
        </draw:g>
        <draw:frame draw:style-name="gr8" draw:text-style-name="P2" draw:layer="layout" svg:width="1.8cm" svg:height="1.505cm" svg:x="19.1cm" svg:y="2.895cm">
          <draw:text-box>
            <text:p><text:span text:style-name="T1">R</text:span><text:span text:style-name="T2">out</text:span></text:p>
          </draw:text-box>
        </draw:frame>
        <draw:connector draw:style-name="gr7" draw:text-style-name="P5" xml:id="id14" draw:id="id14" draw:layer="layout" svg:x1="18.4cm" svg:y1="4.8cm" svg:x2="18.406cm" svg:y2="5.644cm" draw:start-shape="id13" draw:start-glue-point="2" svg:d="M18400 4800v697h6v147" svg:viewBox="0 0 7 845">
          <text:p/>
        </draw:connector>
        <draw:connector draw:style-name="gr7" draw:text-style-name="P5" draw:layer="layout" draw:line-skew="-0.588cm" svg:x1="18.4cm" svg:y1="2.138cm" svg:x2="26.379cm" svg:y2="4.657cm" draw:start-shape="id13" draw:start-glue-point="0" draw:end-shape="id4" draw:end-glue-point="4" svg:d="M18400 2138v-1138h7979v3657" svg:viewBox="0 0 7980 3658">
          <text:p/>
        </draw:connector>
        <draw:g xml:id="id15" draw:id="id15">
          <draw:line draw:style-name="gr3" draw:text-style-name="P3" draw:layer="layout" svg:x1="20.371cm" svg:y1="8.9cm" svg:x2="20.371cm" svg:y2="7.4cm">
            <text:p/>
          </draw:line>
          <draw:line draw:style-name="gr3" draw:text-style-name="P3" draw:layer="layout" svg:x1="20.371cm" svg:y1="8.9cm" svg:x2="20.371cm" svg:y2="7.4cm">
            <text:p/>
          </draw:line>
          <draw:line draw:style-name="gr3" draw:text-style-name="P3" draw:layer="layout" svg:x1="21.021cm" svg:y1="8.9cm" svg:x2="21.021cm" svg:y2="7.4cm">
            <text:p/>
          </draw:line>
          <draw:line draw:style-name="gr3" draw:text-style-name="P3" draw:layer="layout" svg:x1="21.9cm" svg:y1="8.16cm" svg:x2="21.016cm" svg:y2="8.148cm">
            <text:p/>
          </draw:line>
          <draw:line draw:style-name="gr3" draw:text-style-name="P3" draw:layer="layout" svg:x1="20.384cm" svg:y1="8.16cm" svg:x2="19.5cm" svg:y2="8.148cm">
            <text:p/>
          </draw:line>
        </draw:g>
        <draw:g xml:id="id16" draw:id="id16">
          <draw:line draw:style-name="gr3" draw:text-style-name="P3" draw:layer="layout" svg:x1="25.6cm" svg:y1="8.09cm" svg:x2="25.39cm" svg:y2="8.674cm">
            <text:p/>
          </draw:line>
          <draw:line draw:style-name="gr3" draw:text-style-name="P3" draw:layer="layout" svg:x1="24.935cm" svg:y1="7.528cm" svg:x2="25.394cm" svg:y2="8.674cm">
            <text:p/>
          </draw:line>
          <draw:line draw:style-name="gr3" draw:text-style-name="P3" draw:layer="layout" svg:x1="24.052cm" svg:y1="7.505cm" svg:x2="23.61cm" svg:y2="8.693cm">
            <text:p/>
          </draw:line>
          <draw:line draw:style-name="gr3" draw:text-style-name="P3" draw:layer="layout" svg:x1="24.957cm" svg:y1="7.5cm" svg:x2="24.515cm" svg:y2="8.688cm">
            <text:p/>
          </draw:line>
          <draw:line draw:style-name="gr3" draw:text-style-name="P3" draw:layer="layout" svg:x1="24.033cm" svg:y1="7.513cm" svg:x2="24.492cm" svg:y2="8.659cm">
            <text:p/>
          </draw:line>
          <draw:line draw:style-name="gr3" draw:text-style-name="P3" draw:layer="layout" svg:x1="23.14cm" svg:y1="7.554cm" svg:x2="23.599cm" svg:y2="8.7cm">
            <text:p/>
          </draw:line>
          <draw:line draw:style-name="gr3" draw:text-style-name="P3" draw:layer="layout" svg:x1="23.148cm" svg:y1="7.611cm" svg:x2="22.938cm" svg:y2="8.195cm">
            <text:p/>
          </draw:line>
        </draw:g>
        <draw:frame draw:style-name="gr2" draw:text-style-name="P2" draw:layer="layout" svg:width="1.5cm" svg:height="1.305cm" svg:x="20.1cm" svg:y="5.995cm">
          <draw:text-box>
            <text:p><text:span text:style-name="T1">C</text:span><text:span text:style-name="T2">o</text:span></text:p>
          </draw:text-box>
        </draw:frame>
        <draw:frame draw:style-name="gr8" draw:text-style-name="P2" draw:layer="layout" svg:width="1.8cm" svg:height="1.505cm" svg:x="23.6cm" svg:y="6.095cm">
          <draw:text-box>
            <text:p><text:span text:style-name="T1">R</text:span><text:span text:style-name="T2">L</text:span></text:p>
          </draw:text-box>
        </draw:frame>
        <draw:connector draw:style-name="gr7" draw:text-style-name="P5" draw:layer="layout" svg:x1="18.403cm" svg:y1="5.497cm" svg:x2="19.5cm" svg:y2="8.15cm" draw:start-shape="id14" draw:start-glue-point="0" draw:end-shape="id15" draw:end-glue-point="3" svg:d="M18403 5497h526v2653h571" svg:viewBox="0 0 1098 2654">
          <text:p/>
        </draw:connector>
        <draw:connector draw:style-name="gr7" draw:text-style-name="P5" draw:layer="layout" svg:x1="21.9cm" svg:y1="8.15cm" svg:x2="22.938cm" svg:y2="8.1cm" draw:start-shape="id15" draw:start-glue-point="1" draw:end-shape="id16" draw:end-glue-point="3" svg:d="M21900 8150h519v-50h519" svg:viewBox="0 0 1039 51">
          <text:p/>
        </draw:connector>
        <draw:connector draw:style-name="gr7" draw:text-style-name="P5" draw:layer="layout" svg:x1="25.6cm" svg:y1="8.1cm" svg:x2="26.379cm" svg:y2="6.5cm" draw:start-shape="id16" draw:start-glue-point="1" draw:end-shape="id4" draw:end-glue-point="8" svg:d="M25600 8100h779v-1600" svg:viewBox="0 0 780 1601">
          <text:p/>
        </draw:connector>
        <draw:custom-shape draw:style-name="gr4" draw:text-style-name="P4" draw:layer="layout" svg:width="5.013cm" svg:height="5.156cm" svg:x="20.687cm" svg:y="18.044cm">
          <text:p/>
          <draw:enhanced-geometry svg:viewBox="0 0 21600 21600" draw:mirror-vertical="true" draw:type="rectangle" draw:enhanced-path="M 0 0 L 21600 0 21600 21600 0 21600 0 0 Z N"/>
        </draw:custom-shape>
        <draw:g>
          <draw:g>
            <draw:line draw:style-name="gr5" draw:text-style-name="P3" draw:layer="layout" svg:x1="17.153cm" svg:y1="9.412cm" svg:x2="17.153cm" svg:y2="6.905cm">
              <text:p/>
            </draw:line>
            <draw:line draw:style-name="gr5" draw:text-style-name="P3" draw:layer="layout" svg:x1="18.441cm" svg:y1="9.446cm" svg:x2="17.153cm" svg:y2="8.785cm">
              <text:p/>
            </draw:line>
            <draw:line draw:style-name="gr6" draw:text-style-name="P3" draw:layer="layout" svg:x1="17.153cm" svg:y1="7.543cm" svg:x2="18.441cm" svg:y2="6.882cm">
              <text:p/>
            </draw:line>
            <draw:line draw:style-name="gr5" draw:text-style-name="P3" draw:layer="layout" svg:x1="18.406cm" svg:y1="10.7cm" svg:x2="18.406cm" svg:y2="9.446cm">
              <text:p/>
            </draw:line>
            <draw:line draw:style-name="gr5" draw:text-style-name="P3" draw:layer="layout" svg:x1="18.406cm" svg:y1="6.9cm" svg:x2="18.406cm" svg:y2="5.646cm">
              <text:p/>
            </draw:line>
            <draw:line draw:style-name="gr5" draw:text-style-name="P3" draw:layer="layout" svg:x1="15.9cm" svg:y1="8.128cm" svg:x2="17.118cm" svg:y2="8.128cm">
              <text:p/>
            </draw:line>
          </draw:g>
        </draw:g>
        <draw:connector draw:style-name="gr7" draw:text-style-name="P5" draw:layer="layout" draw:line-skew="1.911cm" svg:x1="26.379cm" svg:y1="6.5cm" svg:x2="18.484cm" svg:y2="10.776cm" draw:start-shape="id4" draw:start-glue-point="8" svg:d="M26379 6500v4300h-7895v-24" svg:viewBox="0 0 7896 4301">
          <text:p/>
        </draw:connector>
        <draw:connector draw:style-name="gr7" draw:text-style-name="P5" draw:layer="layout" svg:x1="5.377cm" svg:y1="13.7cm" svg:x2="5.4cm" svg:y2="14.541cm" svg:d="M5377 13700v696h23v145" svg:viewBox="0 0 24 842">
          <text:p/>
        </draw:connector>
        <draw:g>
          <draw:line draw:style-name="gr3" draw:text-style-name="P3" draw:layer="layout" svg:x1="7.307cm" svg:y1="15.657cm" svg:x2="3.3cm" svg:y2="15.682cm">
            <text:p/>
          </draw:line>
          <draw:line draw:style-name="gr3" draw:text-style-name="P3" draw:layer="layout" svg:x1="7.309cm" svg:y1="15.643cm" svg:x2="3.302cm" svg:y2="15.668cm">
            <text:p/>
          </draw:line>
          <draw:line draw:style-name="gr3" draw:text-style-name="P3" draw:layer="layout" svg:x1="4.394cm" svg:y1="16.211cm" svg:x2="6.385cm" svg:y2="16.211cm">
            <text:p/>
          </draw:line>
          <draw:line draw:style-name="gr3" draw:text-style-name="P3" draw:layer="layout" svg:x1="4.932cm" svg:y1="16.685cm" svg:x2="5.889cm" svg:y2="16.685cm">
            <text:p/>
          </draw:line>
          <draw:line draw:style-name="gr3" draw:text-style-name="P3" draw:layer="layout" svg:x1="5.356cm" svg:y1="15.623cm" svg:x2="5.372cm" svg:y2="14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9T18:16:27.201446210</meta:creation-date>
    <dc:date>2021-05-23T06:19:32.822327070</dc:date>
    <meta:editing-duration>PT1H1M27S</meta:editing-duration>
    <meta:editing-cycles>11</meta:editing-cycles>
    <meta:generator>LibreOffice/6.0.7.3$Linux_X86_64 LibreOffice_project/00m0$Build-3</meta:generator>
    <meta:document-statistic meta:object-count="139"/>
  </office:meta>
</office:document-meta>
</file>